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Ari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<text:s/>MXTHV10 Bill of Materials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table-cell office:value-type="string">
            <text:p>Board Count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ference Designators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f. Part 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TY</text:p>
          </table:table-cell>
          <table:table-cell office:value-type="string">
            <text:p>Supplier</text:p>
          </table:table-cell>
          <table:table-cell office:value-type="string">
            <text:p>Supplier P/N</text:p>
          </table:table-cell>
          <table:table-cell office:value-type="string">
            <text:p>Price</text:p>
          </table:table-cell>
          <table:table-cell office:value-type="string">
            <text:p>Total</text:p>
          </table:table-cell>
          <table:table-cell/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4"/>
          <table:table-cell table:style-name="Default" office:value-type="string">
            <text:p>MXTHV10</text:p>
          </table:table-cell>
          <table:table-cell table:style-name="ce1" table:number-columns-repeated="4"/>
          <table:table-cell table:style-name="ce10" office:value-type="float" office:value="1">
            <text:p>1</text:p>
          </table:table-cell>
          <table:table-cell/>
          <table:table-cell office:value-type="string">
            <text:p>MXTHV10</text:p>
          </table:table-cell>
          <table:table-cell office:value-type="float" office:value="300">
            <text:p>300</text:p>
          </table:table-cell>
          <table:table-cell table:formula="of:=[.N5]*[.C5]" office:value-type="float" office:value="300">
            <text:p>300</text:p>
          </table:table-cell>
          <table:table-cell/>
          <table:table-cell table:formula="of:=[.O5]*[.$R$3]" office:value-type="float" office:value="1500">
            <text:p>150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nalog Devices</text:p>
          </table:table-cell>
          <table:table-cell/>
          <table:table-cell office:value-type="string">
            <text:p>RS485 Tranciever</text:p>
          </table:table-cell>
          <table:table-cell table:number-columns-repeated="3"/>
          <table:table-cell table:style-name="ce11"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LT1785HN8#PBF </text:p>
          </table:table-cell>
          <table:table-cell office:value-type="float" office:value="118.1">
            <text:p>118.1</text:p>
          </table:table-cell>
          <table:table-cell table:formula="of:=[.N6]*[.C6]" office:value-type="float" office:value="118.1">
            <text:p>118.1</text:p>
          </table:table-cell>
          <table:table-cell/>
          <table:table-cell table:formula="of:=[.O6]*[.$R$3]" office:value-type="float" office:value="590.5">
            <text:p>590.5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string">
            <text:p>PIC16F627A-I/P</text:p>
          </table:table-cell>
          <table:table-cell table:style-name="ce9" office:value-type="string">
            <text:p>MICROCONTROLLER, DIP PACKAGE, 15 I/O PINS, ANALOG COMPARATORS, TIMERS, CCP MODULE,</text:p>
            <text:p>USART</text:p>
          </table:table-cell>
          <table:table-cell table:style-name="ce2" table:number-columns-repeated="3"/>
          <table:table-cell table:style-name="ce11" office:value-type="float" office:value="1">
            <text:p>1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PIC16F627A-I/P</text:p>
          </table:table-cell>
          <table:table-cell table:style-name="ce2" office:value-type="float" office:value="108">
            <text:p>108</text:p>
          </table:table-cell>
          <table:table-cell table:style-name="ce2" table:formula="of:=[.N7]*[.C7]" office:value-type="float" office:value="108">
            <text:p>108</text:p>
          </table:table-cell>
          <table:table-cell table:style-name="ce2"/>
          <table:table-cell table:style-name="ce2" table:formula="of:=[.O7]*[.$R$3]" office:value-type="float" office:value="540">
            <text:p>540</text:p>
          </table:table-cell>
          <table:table-cell/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Maxim</text:p>
          </table:table-cell>
          <table:table-cell table:style-name="ce6" office:value-type="string">
            <text:p>MAX31855</text:p>
          </table:table-cell>
          <table:table-cell table:style-name="ce6" office:value-type="string">
            <text:p>Cold-Junction Compensated Thermocouple-to-Digital Converter </text:p>
          </table:table-cell>
          <table:table-cell table:style-name="ce2" table:number-columns-repeated="3"/>
          <table:table-cell table:style-name="ce11" office:value-type="float" office:value="4">
            <text:p>4</text:p>
          </table:table-cell>
          <table:table-cell table:style-name="ce3" office:value-type="string">
            <text:p> <text:a xlink:href="https://www.lcsc.com/product-detail/ADC-DAC-Specialized_Analog-Devices-Inc-Maxim-Integrated-MAX31855KASA-T_C52028.html">C52028</text:a> </text:p>
          </table:table-cell>
          <table:table-cell office:value-type="string">
            <text:p>MAX31855KASA+T</text:p>
          </table:table-cell>
          <table:table-cell office:value-type="float" office:value="45">
            <text:p>45</text:p>
          </table:table-cell>
          <table:table-cell table:formula="of:=[.N8]*[.K8]" office:value-type="float" office:value="180">
            <text:p>180</text:p>
          </table:table-cell>
          <table:table-cell/>
          <table:table-cell table:formula="of:=[.O8]*[.$R$3]" office:value-type="float" office:value="900">
            <text:p>900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Vishay</text:p>
          </table:table-cell>
          <table:table-cell/>
          <table:table-cell table:style-name="ce5" office:value-type="string">
            <text:p>CAPACITOR CER 100nF 50V P=5mm – OPEN</text:p>
          </table:table-cell>
          <table:table-cell office:value-type="string">
            <text:p>100nF</text:p>
          </table:table-cell>
          <table:table-cell table:number-columns-repeated="2"/>
          <table:table-cell table:style-name="ce11" office:value-type="float" office:value="17">
            <text:p>17</text:p>
          </table:table-cell>
          <table:table-cell office:value-type="string">
            <text:p>Communica</text:p>
          </table:table-cell>
          <table:table-cell/>
          <table:table-cell office:value-type="float" office:value="1.92">
            <text:p>1.92</text:p>
          </table:table-cell>
          <table:table-cell table:formula="of:=[.N9]*[.C9]" office:value-type="float" office:value="38.4">
            <text:p>38.4</text:p>
          </table:table-cell>
          <table:table-cell/>
          <table:table-cell table:formula="of:=[.O9]*[.$R$3]"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office:value-type="string">
            <text:p>Capacitor Electrolytic</text:p>
          </table:table-cell>
          <table:table-cell table:style-name="ce2" office:value-type="string">
            <text:p>?</text:p>
          </table:table-cell>
          <table:table-cell table:style-name="ce2" table:number-columns-repeated="2"/>
          <table:table-cell table:style-name="ce11" office:value-type="float" office:value="3">
            <text:p>3</text:p>
          </table:table-cell>
          <table:table-cell table:style-name="ce2" office:value-type="string">
            <text:p>Digikey</text:p>
          </table:table-cell>
          <table:table-cell table:style-name="ce3" office:value-type="string">
            <text:p>399-6650-1-ND </text:p>
          </table:table-cell>
          <table:table-cell office:value-type="float" office:value="3.49">
            <text:p>3.49</text:p>
          </table:table-cell>
          <table:table-cell table:formula="of:=[.N10]*[.C10]" office:value-type="float" office:value="6.98">
            <text:p>6.98</text:p>
          </table:table-cell>
          <table:table-cell/>
          <table:table-cell table:formula="of:=[.O10]*[.$R$3]" office:value-type="float" office:value="34.9">
            <text:p>34.9</text:p>
          </table:table-cell>
          <table:table-cell/>
        </table:table-row>
        <table:table-row table:style-name="ro5">
          <table:table-cell table:number-columns-repeated="5"/>
          <table:table-cell table:style-name="ce7" office:value-type="string">
            <text:p>2,5/ 2-G - 1755516</text:p>
          </table:table-cell>
          <table:table-cell table:style-name="ce3" office:value-type="string">
            <text:p>HOUSED HEADER STR 5.08mm 5W PCB GREEN </text:p>
          </table:table-cell>
          <table:table-cell office:value-type="string">
            <text:p>5w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office:value-type="string">
            <text:p>Digikey</text:p>
          </table:table-cell>
          <table:table-cell table:style-name="ce3" office:value-type="string">
            <text:p><text:tab/></text:p>
            <text:p>277-1143-ND</text:p>
          </table:table-cell>
          <table:table-cell office:value-type="float" office:value="33.84">
            <text:p>33.84</text:p>
          </table:table-cell>
          <table:table-cell office:value-type="float" office:value="41.64">
            <text:p>41.64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3" office:value-type="string">
            <text:p>HOUSED HEADER STR 5.08mm 2W PCB GREEN </text:p>
          </table:table-cell>
          <table:table-cell office:value-type="string">
            <text:p>2w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 office:value-type="string">
            <text:p>Digikey</text:p>
          </table:table-cell>
          <table:table-cell office:value-type="string">
            <text:p>277-1140-ND </text:p>
          </table:table-cell>
          <table:table-cell office:value-type="float" office:value="13.68">
            <text:p>13.68</text:p>
          </table:table-cell>
          <table:table-cell table:formula="of:=[.N12]*[.K12]" office:value-type="float" office:value="68.4">
            <text:p>68.4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Resister metal film </text:p>
          </table:table-cell>
          <table:table-cell office:value-type="string">
            <text:p>10kOhm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2">
            <text:p>2</text:p>
          </table:table-cell>
          <table:table-cell office:value-type="string">
            <text:p>Communica</text:p>
          </table:table-cell>
          <table:table-cell office:value-type="string">
            <text:p>MFR-25F 10K</text:p>
          </table:table-cell>
          <table:table-cell office:value-type="float" office:value="0.35">
            <text:p>0.35</text:p>
          </table:table-cell>
          <table:table-cell table:formula="of:=[.N13]*[.K13]" office:value-type="float" office:value="0.7">
            <text:p>0.7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Resister metal film </text:p>
          </table:table-cell>
          <table:table-cell office:value-type="string">
            <text:p>2k2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1">
            <text:p>1</text:p>
          </table:table-cell>
          <table:table-cell office:value-type="string">
            <text:p>Communica</text:p>
          </table:table-cell>
          <table:table-cell office:value-type="string">
            <text:p>MFR-25F 2K2</text:p>
          </table:table-cell>
          <table:table-cell office:value-type="float" office:value="0.35">
            <text:p>0.35</text:p>
          </table:table-cell>
          <table:table-cell table:formula="of:=[.N14]*[.K14]" office:value-type="float" office:value="0.35">
            <text:p>0.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IP header</text:p>
          </table:table-cell>
          <table:table-cell office:value-type="string">
            <text:p>3w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1">
            <text:p>1</text:p>
          </table:table-cell>
          <table:table-cell office:value-type="string">
            <text:p>Microrobotics</text:p>
          </table:table-cell>
          <table:table-cell table:style-name="ce3" office:value-type="string">
            <text:p>SIP-1X20-LP</text:p>
          </table:table-cell>
          <table:table-cell table:formula="of:=18/5" office:value-type="float" office:value="3.6">
            <text:p>3.6</text:p>
          </table:table-cell>
          <table:table-cell table:formula="of:=[.N15]*[.K15]" office:value-type="float" office:value="3.6">
            <text:p>3.6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Crystal</text:p>
          </table:table-cell>
          <table:table-cell office:value-type="string">
            <text:p>12Mhz</text:p>
          </table:table-cell>
          <table:table-cell office:value-type="string">
            <text:p>Through hole</text:p>
          </table:table-cell>
          <table:table-cell/>
          <table:table-cell table:style-name="ce12" office:value-type="float" office:value="1">
            <text:p>1</text:p>
          </table:table-cell>
          <table:table-cell office:value-type="string">
            <text:p>Communica</text:p>
          </table:table-cell>
          <table:table-cell office:value-type="string">
            <text:p>M12MHZLP</text:p>
          </table:table-cell>
          <table:table-cell office:value-type="float" office:value="5.46">
            <text:p>5.46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LED 5mm </text:p>
          </table:table-cell>
          <table:table-cell office:value-type="string">
            <text:p>Green</text:p>
          </table:table-cell>
          <table:table-cell office:value-type="string">
            <text:p>Through hole</text:p>
          </table:table-cell>
          <table:table-cell/>
          <table:table-cell table:style-name="ce12"/>
          <table:table-cell office:value-type="string">
            <text:p>Microrobotics</text:p>
          </table:table-cell>
          <table:table-cell office:value-type="string">
            <text:p>L-53GD</text:p>
          </table:table-cell>
          <table:table-cell office:value-type="float" office:value="1.95">
            <text:p>1.95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SUM([.O5:.O13])" office:value-type="float" office:value="862.22">
            <text:p>862.22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5 boards</text:p>
          </table:table-cell>
          <table:table-cell/>
          <table:table-cell table:formula="of:=[.O18]*5" office:value-type="float" office:value="4311.1">
            <text:p>4311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Total</text:p>
          </table:table-cell>
          <table:table-cell table:number-columns-repeated="5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------------------------------------------------------------------------------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7">2023/08/07</text:date>, <text:time>18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6-30T12:41:36.09</meta:creation-date>
    <dc:date>2023-08-07T18:07:15.30</dc:date>
    <dc:creator>Mike Westwood</dc:creator>
    <meta:editing-duration>P2DT21H8M38S</meta:editing-duration>
    <meta:editing-cycles>7</meta:editing-cycles>
    <meta:generator>OpenOffice/4.1.14$Win32 OpenOffice.org_project/4114m1$Build-9811</meta:generator>
    <meta:document-statistic meta:table-count="3" meta:cell-count="135" meta:object-count="0"/>
  </office:meta>
</office:document-meta>
</file>